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Общее описание</text:p>
      <text:p text:style-name="P5">Математическая утилита, позволяющая строить графики функций,</text:p>
      <text:p text:style-name="P5">их производных и первообразных с параметрами</text:p>
      <text:p text:style-name="P2"/>
      <text:p text:style-name="P3">Правила пользования</text:p>
      <text:p text:style-name="P8">Для работы программы необходимы <text:span text:style-name="T1">Python, PyQt5, SymPy</text:span></text:p>
      <text:p text:style-name="P8">Установите <text:span text:style-name="T1">Python </text:span>перед использованием программы э</text:p>
      <text:p text:style-name="P8">Затем установите <text:s/><text:span text:style-name="T1">PyQt5:</text:span></text:p>
      <text:p text:style-name="P8"><text:tab/>в <text:span text:style-name="T1">cmd </text:span>напишите <text:span text:style-name="T1">pip install pyqt5</text:span></text:p>
      <text:p text:style-name="P8">Затем установите <text:s/><text:span text:style-name="T1">SymPy:</text:span></text:p>
      <text:p text:style-name="P8"><text:span text:style-name="T1"><text:tab/>в cmd напишите pip install sympy</text:span></text:p>
      <text:p text:style-name="P8">Теперь можно приступать к основному использованию</text:p>
      <text:p text:style-name="P4">Вводите функцию, как в python</text:p>
      <text:p text:style-name="P4">Например, 2*x**3 или (x**a)/b*c</text:p>
      <text:p text:style-name="P1"/>
      <text:p text:style-name="P4">Параметры вводите в следующем формате</text:p>
      <text:p text:style-name="P4">параметр1=значение1,параметр2=значение2,параметрi=значениеi</text:p>
      <text:p text:style-name="P4">Например,</text:p>
      <text:p text:style-name="P4">a=2,b=3,c=6</text:p>
      <text:p text:style-name="P1"/>
      <text:p text:style-name="P4">Основные функции:</text:p>
      <text:p text:style-name="P4">умножение -&gt; *</text:p>
      <text:p text:style-name="P4">вычитание -&gt; -</text:p>
      <text:p text:style-name="P4">деление -&gt; /</text:p>
      <text:p text:style-name="P4">сложение -&gt; +</text:p>
      <text:p text:style-name="P4">возведение в степень -&gt; **</text:p>
      <text:p text:style-name="P4">корень из x -&gt; sqrt(x)</text:p>
      <text:p text:style-name="P4">синус из x -&gt; sin(x)</text:p>
      <text:p text:style-name="P4">косинус из x -&gt; cos(x)</text:p>
      <text:p text:style-name="P4">тангенс из x -&gt; tan(x)</text:p>
      <text:p text:style-name="P1"/>
      <text:p text:style-name="P4">При построении графиков ОБЯЗАТЕЛЬНО укажите ограничения для x в самых верхних полях ввода</text:p>
      <text:p text:style-name="P7"/>
      <text:p text:style-name="P7">Если вы убедились что все поля заполнены корректно, то нажмите Построить для построения графиков. </text:p>
      <text:p text:style-name="P7"/>
      <text:p text:style-name="P7">Для получения справки нажмите Помощ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Майоров</meta:initial-creator>
    <meta:creation-date>2018-12-25T22:01:17.63</meta:creation-date>
    <dc:date>2018-12-25T23:00:04.10</dc:date>
    <dc:creator>Александр Майоров</dc:creator>
    <meta:editing-duration>PT2M45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30" meta:word-count="141" meta:character-count="984"/>
  </office:meta>
</office:document-meta>
</file>